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se guys? Mechanics, right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style-name="ce0"/>
          <table:table-cell table:style-name="ce0"/>
          <table:table-cell table:style-name="ce0" office:value-type="string">
            <text:p>Rail Engineer
“Hey, folks! Are you lot tryin' to cross
over?”</text:p>
          </table:table-cell>
          <table:table-cell table:number-columns-repeated="1020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since the rail cars are under scheduled
maintenance at the moment...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style-name="ce0"/>
          <table:table-cell table:style-name="ce0"/>
          <table:table-cell table:style-name="ce0" office:value-type="string">
            <text:p>Rail Engineer
“Didn'tcha read the sign? It's there
exactly for this reason—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style-name="ce0"/>
          <table:table-cell table:style-name="ce0"/>
          <table:table-cell table:style-name="ce0" office:value-type="string">
            <text:p>Rail Engineer
“Why'd ya have to come into the tunnel
anyways—?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看板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Eh? A... sign?</text:p>
          </table:table-cell>
          <table:table-cell table:number-columns-repeated="1020"/>
        </table:table-row>
        <table:table-row>
          <table:table-cell table:style-name="ce0" office:value-type="string">
            <text:p>どれ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abouts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style-name="ce0"/>
          <table:table-cell table:style-name="ce0"/>
          <table:table-cell table:style-name="ce0" office:value-type="string">
            <text:p>Rail Engineer
“Whaddya mean where? It's right by the
tunnel entrance, ain't it?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style-name="ce0"/>
          <table:table-cell table:style-name="ce0"/>
          <table:table-cell table:style-name="ce0" office:value-type="string">
            <text:p>Rail Engineer
“‘Off-limits during rail inspection. Please
use path above tunnel to cross over the
mountain.’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ってさ。」</text:p>
          </table:table-cell>
          <table:table-cell table:style-name="ce0"/>
          <table:table-cell table:style-name="ce0"/>
          <table:table-cell table:style-name="ce0" office:value-type="string">
            <text:p>Rail Engineer
“That's what it says.”</text:p>
          </table:table-cell>
          <table:table-cell table:number-columns-repeated="1020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now, I have no recollection of seeing
any sign like that.</text:p>
          </table:table-cell>
          <table:table-cell table:number-columns-repeated="1020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didn't notice one, either.</text:p>
          </table:table-cell>
          <table:table-cell table:number-columns-repeated="1020"/>
        </table:table-row>
        <table:table-row>
          <table:table-cell table:style-name="ce0" office:value-type="string">
            <text:p>わたしも見てない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 neither...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・・・え！？」</text:p>
          </table:table-cell>
          <table:table-cell table:style-name="ce0"/>
          <table:table-cell table:style-name="ce0"/>
          <table:table-cell table:style-name="ce0" office:value-type="string">
            <text:p>Rail Engineer
“...Eh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style-name="ce0"/>
          <table:table-cell table:style-name="ce0"/>
          <table:table-cell table:style-name="ce0" office:value-type="string">
            <text:p>Rail Engineer
“That can't be right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style-name="ce0"/>
          <table:table-cell table:style-name="ce0"/>
          <table:table-cell table:style-name="ce0" office:value-type="string">
            <text:p>Apprentice Engineer
“S-Sorry, boss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style-name="ce0"/>
          <table:table-cell table:style-name="ce0"/>
          <table:table-cell table:style-name="ce0" office:value-type="string">
            <text:p>Apprentice Engineer
“I... I totally forgot about putting up
that sign...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なんだと！？」</text:p>
          </table:table-cell>
          <table:table-cell table:style-name="ce0"/>
          <table:table-cell table:style-name="ce0"/>
          <table:table-cell table:style-name="ce0" office:value-type="string">
            <text:p>Rail Engineer
“What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style-name="ce0"/>
          <table:table-cell table:style-name="ce0"/>
          <table:table-cell table:style-name="ce0" office:value-type="string">
            <text:p>Rail Engineer
“Then what are you still standin' around here
for?!!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style-name="ce0"/>
          <table:table-cell table:style-name="ce0"/>
          <table:table-cell table:style-name="ce0" office:value-type="string">
            <text:p>Apprentice Engineer
“Yes, siiiiiiir!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style-name="ce0"/>
          <table:table-cell table:style-name="ce0"/>
          <table:table-cell table:style-name="ce0" office:value-type="string">
            <text:p>Rail Engineer
“Apologies for my subordinate's little
oversight, there.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style-name="ce0"/>
          <table:table-cell table:style-name="ce0"/>
          <table:table-cell table:style-name="ce0" office:value-type="string">
            <text:p>Rail Engineer
“The point is, you can't pass through here
for the time bein'. Not 'til we're done
with our inspection.”</text:p>
          </table:table-cell>
          <table:table-cell table:number-columns-repeated="1020"/>
        </table:table-row>
        <table:table-row>
          <table:table-cell table:style-name="ce0" office:value-type="string">
            <text:p>そん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w, maaan〜...</text:p>
          </table:table-cell>
          <table:table-cell table:number-columns-repeated="1020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no Gooood!! We only want to pass
through, so please Moooove!!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style-name="ce0"/>
          <table:table-cell table:style-name="ce0"/>
          <table:table-cell table:style-name="ce0" office:value-type="string">
            <text:p>Rail Engineer
“No can do. We've got all our inspection
apparatus and replacement rails piled up
back there.”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〜....! But... but...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e is right, Takoyaki-san. There is no way
we can get through with all of those parts
in the way.</text:p>
          </table:table-cell>
          <table:table-cell table:number-columns-repeated="1020"/>
        </table:table-row>
        <table:table-row>
          <table:table-cell table:style-name="ce0" office:value-type="string">
            <text:p>引き返すしか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s like we're turning back.</text:p>
          </table:table-cell>
          <table:table-cell table:number-columns-repeated="1020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But I've held it all this Waaaay!!
Dummiiies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